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AAAA+OpenSymbol" svg:font-family="DAAAAA+OpenSymbol"/>
    <style:font-face style:name="Lohit Hindi1" svg:font-family="'Lohit Hindi'"/>
    <style:font-face style:name="OpenSymbol" svg:font-family="OpenSymbol"/>
    <style:font-face style:name="BAAAAA+DejaVuSans" svg:font-family="BAAAAA+DejaVuSans" style:font-family-generic="swiss"/>
    <style:font-face style:name="CAAAAA+DejaVuSans-Bold" svg:font-family="CAAAAA+DejaVuSans-Bold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FreeSans" fo:font-size="12pt" style:font-name-asian="BAAAAA+DejaVuSans" style:font-size-asian="12pt" style:font-name-complex="BAAAAA+DejaVuSans" style:font-size-complex="12pt"/>
    </style:style>
    <style:style style:name="P2" style:family="paragraph" style:parent-style-name="Standard">
      <style:paragraph-properties style:text-autospace="none"/>
      <style:text-properties style:font-name="FreeSans" fo:font-size="12pt" style:font-name-asian="BAAAAA+DejaVuSans" style:font-size-asian="12pt" style:font-name-complex="BAAAAA+DejaVuSans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FreeSans" fo:font-size="12pt" style:font-name-asian="CAAAAA+DejaVuSans-Bold" style:font-size-asian="12pt" style:font-name-complex="CAAAAA+DejaVuSans-Bold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FreeSans" fo:font-size="12pt" fo:font-style="italic" style:font-name-asian="BAAAAA+DejaVuSans" style:font-size-asian="12pt" style:font-style-asian="italic" style:font-name-complex="BAAAAA+DejaVuSans" style:font-size-complex="12pt" style:font-style-complex="italic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FreeSans" fo:font-size="12pt" fo:font-style="italic" style:font-name-asian="CAAAAA+DejaVuSans-Bold" style:font-size-asian="12pt" style:font-style-asian="italic" style:font-name-complex="CAAAAA+DejaVuSans-Bold" style:font-size-complex="12pt" style:font-style-complex="italic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FreeSans" fo:font-size="12pt" fo:font-style="italic" fo:font-weight="bold" style:font-name-asian="BAAAAA+DejaVuSans" style:font-size-asian="12pt" style:font-style-asian="italic" style:font-weight-asian="bold" style:font-name-complex="BAAAAA+DejaVuSans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FreeSans" fo:font-size="12pt" fo:font-weight="bold" style:font-name-asian="CAAAAA+DejaVuSans-Bold" style:font-size-asian="12pt" style:font-weight-asian="bold" style:font-name-complex="CAAAAA+DejaVuSans-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FreeSans" fo:font-size="12pt" fo:font-weight="bold" style:font-name-asian="BAAAAA+DejaVuSans" style:font-size-asian="12pt" style:font-weight-asian="bold" style:font-name-complex="BAAAAA+DejaVuSans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FreeSans" fo:font-size="12pt" fo:background-color="#ffff00" style:font-name-asian="BAAAAA+DejaVuSans" style:font-size-asian="12pt" style:font-name-complex="BAAAAA+DejaVuSans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FreeSans" fo:font-size="12pt" fo:font-style="italic" style:font-name-asian="BAAAAA+DejaVuSans" style:font-size-asian="12pt" style:font-style-asian="italic" style:font-name-complex="BAAAAA+DejaVuSans" style:font-size-complex="12pt" style:font-style-complex="italic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FreeSans" fo:font-size="12pt" fo:font-weight="bold" style:font-name-asian="BAAAAA+DejaVuSans" style:font-size-asian="12pt" style:font-weight-asian="bold" style:font-name-complex="BAAAAA+DejaVuSans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 style:text-autospace="none"/>
      <style:text-properties style:font-name="FreeSans" fo:font-size="12pt" fo:font-weight="bold" style:font-name-asian="BAAAAA+DejaVuSans" style:font-size-asian="12pt" style:font-weight-asian="bold" style:font-name-complex="BAAAAA+DejaVuSans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FreeSans" fo:font-size="12pt" style:font-name-asian="BAAAAA+DejaVuSans" style:font-size-asian="12pt" style:font-name-complex="BAAAAA+DejaVuSans" style:font-size-complex="12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FreeSans" fo:font-size="12pt" style:font-name-asian="BAAAAA+DejaVuSans" style:font-size-asian="12pt" style:font-name-complex="BAAAAA+DejaVuSans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FreeSans" fo:font-size="12pt" style:font-name-asian="BAAAAA+DejaVuSans" style:font-size-asian="12pt" style:font-name-complex="BAAAAA+DejaVuSans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FreeSans" fo:font-size="14pt" fo:font-style="italic" style:font-name-asian="BAAAAA+DejaVuSans" style:font-size-asian="14pt" style:font-style-asian="italic" style:font-name-complex="BAAAAA+DejaVuSans" style:font-size-complex="14pt" style:font-style-complex="italic"/>
    </style:style>
    <style:style style:name="T1" style:family="text">
      <style:text-properties style:font-name-asian="CAAAAA+DejaVuSans-Bold" style:font-name-complex="CAAAAA+DejaVuSans-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AAAAA+DejaVuSans-Bold" style:font-weight-asian="bold" style:font-name-complex="CAAAAA+DejaVuSans-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 dell'incontro:</text:p>
      <text:p text:style-name="P1"><text:span text:style-name="T3">Ore 10.10 : Accoglienza:</text:span><text:span text:style-name="T1"> </text:span><text:span text:style-name="T4">Gli alunni incaricati inviteranno con modi cortesi e</text:span></text:p>
      <text:p text:style-name="P4">diplomatici gli invitati ad una postazione, cominciando dal fondo del</text:p>
      <text:p text:style-name="P4">laboratorio. Avendo cura di non occupare la postazione riservata al dirigente.</text:p>
      <text:p text:style-name="P4"/>
      <text:p text:style-name="P7">Ore 10.15 : Saluti e descrizione delle attivitÃ  del Laboratorio Sistemi.</text:p>
      <text:p text:style-name="P5">-prof. Itp Paolo Sabatini <text:s/>o Prof.ssa Sonia DeNichilo</text:p>
      <text:p text:style-name="P3"/>
      <text:p text:style-name="P1"><text:span text:style-name="T2">prof</text:span>. :” Benvenuti a tutti e un particolare ringraziamente a quanti hanno sottratto tempo ai loro impegni per dedicarlo a noi, sonoo convinto con vivo interesse.</text:p>
      <text:p text:style-name="P1">Mi chiamo Paolo Sabatini [Sonia Denichilo] e insegno in questo laboratorio.</text:p>
      <text:p text:style-name="P1">Il motivo fondamentale del nostro incontro Ã¨ il presentare le attivitÃ  del</text:p>
      <text:p text:style-name="P1">laboratorio sistemi.</text:p>
      <text:p text:style-name="P1"/>
      <text:p text:style-name="P1">Nel laboratorio Sistemi si studiano, progettano e mettono in esercizio sistemi di</text:p>
      <text:p text:style-name="P1">elaborazione<text:span text:style-name="T2"> secondo modelli e architetture differenti</text:span>.</text:p>
      <text:p text:style-name="P1">Sistemi di Elaborazione quale ad esempio un laboratorio informatico di una</text:p>
      <text:p text:style-name="P1">scuola.</text:p>
      <text:p text:style-name="P1">Sino ad ora in questa scuola i laboratori sono stati allestiti secondo un</text:p>
      <text:p text:style-name="P1">architettura tradizionale : 25 30 computer collegati in rete per l'accesso ad</text:p>
      <text:p text:style-name="P1">internet.</text:p>
      <text:p text:style-name="P1">Oggi siamo lieti di presentarvi un modello differente: terminal server realizzato</text:p>
      <text:p text:style-name="P1">con un sistema Linux.</text:p>
      <text:p text:style-name="P1">Lascio quindi la parola ai veri protagonisti dell'incontro, che vi guideranno in</text:p>
      <text:p text:style-name="P1">una piccola esperienza d'uso del sistema per poi illustrarne il funzionamento.</text:p>
      <text:p text:style-name="P3"/>
      <text:p text:style-name="P3"/>
      <text:p text:style-name="P7">Ore 10.20 : Valutazione qualitativa del sistema, una breve esercitazione.</text:p>
      <text:p text:style-name="P1">D'Alessio Federico, Damiani Andrea</text:p>
      <text:p text:style-name="P1"/>
      <text:p text:style-name="P4">In questa parte gli ospiti farannno una piccolissima esercitazione, composta da :</text:p>
      <text:list xml:id="list16039531121" text:style-name="L1">
        <text:list-item>
          <text:p text:style-name="P10">modfica di un documento di word che troveranno sul desktop;</text:p>
        </text:list-item>
        <text:list-item>
          <text:p text:style-name="P10">compilazione di un programma in c (helloworld.c ) che troveranno sul desktop)<text:line-break/>!!! qui non troveranno il compilatore installato ( code-blocks) !!!<text:line-break/>daremo prova quindi di come è facile installare <text:span text:style-name="T2">per tutti gli utenti</text:span> un programma semplicemente installandolo sul server!!!!!</text:p>
          <text:p text:style-name="P10"/>
        </text:list-item>
      </text:list>
      <text:p text:style-name="P4"/>
      <text:p text:style-name="P1"/>
      <text:p text:style-name="P1"><text:span text:style-name="T2">D'Alessio Federico </text:span>(con voce solida ferma e allegra al contempo):</text:p>
      <text:p text:style-name="P1">“BUON GIORNO A TUTTI . MI CHIAMO FEDERICO D'Alessio <text:s/>lui è ANDREA Damiani </text:p>
      <text:p text:style-name="P1">Faremo come se fossimo in una normale esercitazione,</text:p>
      <text:p text:style-name="P1"><text:soft-page-break/>Gli assistenti vi daranno una mano nell'accesso al sistema. IN QUESTO</text:p>
      <text:p text:style-name="P1">LABORATORIO NOI ABBIAMO UN ACCOUNT PERSONALE voi userete quello che vi Ã¨</text:p>
      <text:p text:style-name="P1">stato consegnata al momento dell'accoglieza.</text:p>
      <text:p text:style-name="P1">Chi sta davanti ai portatili si faccia accendere il pc dagli assistenti.</text:p>
      <text:p text:style-name="P1">Prego accendete i computer.”</text:p>
      <text:p text:style-name="P1"/>
      <text:p text:style-name="P4">Gli assistenti fanno partire le macchine, F12 per i portatitil, con il floppy i pc</text:p>
      <text:p text:style-name="P4">7 , 8 , 9 , 10,11, con f11 gli altri. Fanno anche notare che fanno il BOOT DA</text:p>
      <text:p text:style-name="P4">RETE, senza tanto spiegare cosa Ã¨ (lo spiegheremo piÃ  avanti) e faranno fare il</text:p>
      <text:p text:style-name="P4">login al sistema con la utenza che gli Ã¨ stata consegnata o con quella che sta</text:p>
      <text:p text:style-name="P4">segnata sul foglio sul computer.</text:p>
      <text:p text:style-name="P4"/>
      <text:p text:style-name="P4"><text:s/>mentre partono i pc :</text:p>
      <text:p text:style-name="P4"/>
      <text:p text:style-name="P1"><text:span text:style-name="T2">Damiani Andrea</text:span>(Attirando l'attenzione )</text:p>
      <text:p text:style-name="P1">“Prego ATTENZIONE !</text:p>
      <text:p text:style-name="P1">Avete visto che alcuni pc, sono stati fatti partire con dei floppy disk?. Per</text:p>
      <text:p text:style-name="P1">chi non sapesse cosa sono, sono gli antenati delle pennette usb.</text:p>
      <text:p text:style-name="P1">Questo perchÃ¨ sono pc molto vecchi e i loro BIOS NON SUPPORTANO il</text:p>
      <text:p text:style-name="P1">BOOT DA RETE . Quindi si usa un floppy con un programma che farÃ  il</text:p>
      <text:p text:style-name="P1">lavoro al posto del VECCHIO BIOS.”</text:p>
      <text:p text:style-name="P1"/>
      <text:p text:style-name="P4">A questo punto i pc dovrebbero aver finito tutti il boot e gli utenti aver fatto login .</text:p>
      <text:p text:style-name="P4"/>
      <text:p text:style-name="P4"/>
      <text:p text:style-name="P8">D'Alessio Federico </text:p>
      <text:p text:style-name="P8"/>
      <text:p text:style-name="P1">“SUL DESKTOP c'è un file .. esercizio.odt apritelo e cortesemente seguite le indicazioni del testo … sono tre esercizietti tanto per apprezzare le prestazioni del sistema ...”</text:p>
      <text:p text:style-name="P1">”</text:p>
      <text:p text:style-name="P1"/>
      <text:p text:style-name="P16">Quando piÃ¹ di qualcuno si accorgerÃ  che manca il programma code-block, gli assistenti inviteranno alla calma.</text:p>
      <text:p text:style-name="P1"/>
      <text:p text:style-name="P8">D'Alessio Federico</text:p>
      <text:p text:style-name="P1">“SCUSATE ! MA CI SIAMO DIMENTICATI DI INSTALLARE CODE . RIMEDIAMO SUBITO!”</text:p>
      <text:p text:style-name="P1"/>
      <text:p text:style-name="P1"><text:span text:style-name="T2">Damiani Andrea</text:span>(ch<text:span text:style-name="T4">e si dirige presso qualsiasi postazione (quella del preside ad esempio)</text:span></text:p>
      <text:p text:style-name="P1">“ LO INSTALLO IO”</text:p>
      <text:p text:style-name="P1">“ Con permesso, posso?”</text:p>
      <text:p text:style-name="P4"/>
      <text:p text:style-name="P4"><text:soft-page-break/>apre un terminale e digita i comandi :</text:p>
      <text:p text:style-name="P9">su installer</text:p>
      <text:p text:style-name="P9">sudo apt.get install codeblocks </text:p>
      <text:p text:style-name="P9"/>
      <text:p text:style-name="P4">Quando ha finito :</text:p>
      <text:p text:style-name="P4"/>
      <text:p text:style-name="P1">“OK potete coontinuare l'esercizio ”</text:p>
      <text:p text:style-name="P1"/>
      <text:p text:style-name="P4">Gli assistenti avranno cura di far notare che ora c'Ã¨ il programma.</text:p>
      <text:p text:style-name="P4"/>
      <text:p text:style-name="P4">Aiuteranno l'utente a compilare il programma .</text:p>
      <text:p text:style-name="P1"/>
      <text:p text:style-name="P1"/>
      <text:p text:style-name="P8">Ore 10.34 </text:p>
      <text:p text:style-name="P8">D'Alessio Federico</text:p>
      <text:p text:style-name="P1">“BENE ora che avete usato un po' il sistema vi illustreremo come sta funzionando tecnicamente.</text:p>
      <text:p text:style-name="P1">PER CORTESIA CLICCATE SU VNC e seguite sul monitor la</text:p>
      <text:p text:style-name="P1">presentazione.. ah onde evitare che entri lo screen saver ogni tanto muovete il mouse <text:s/>.”</text:p>
      <text:p text:style-name="P1"/>
      <text:p text:style-name="P1"/>
      <text:p text:style-name="P7">Ore 10.35: Illustrazione dell'architettura di un laboratorio Linux</text:p>
      <text:p text:style-name="P7">Terminal Server</text:p>
      <text:list xml:id="list488586579" text:style-name="L2">
        <text:list-item>
          <text:p text:style-name="P13">Agostinelli Matteo, Zollo Riccardo,</text:p>
        </text:list-item>
        <text:list-item>
          <text:p text:style-name="P13"/>
        </text:list-item>
      </text:list>
      <text:p text:style-name="P4">Gli studenti con un semplice BUON GIORNO prenderanno posto dove stabilito e cominceranno a parlare come da loro stabilitouno alla volta seguendo le slide in modo veloce ma senza dimostrare ansia e fretta !! </text:p>
      <text:p text:style-name="P1"/>
      <text:p text:style-name="P8">Ore 10.45: Aggiornare i laboratori di una</text:p>
      <text:p text:style-name="P8">scuola in tempi di spending review.</text:p>
      <text:list xml:id="list1424566570" text:style-name="L3">
        <text:list-item>
          <text:p text:style-name="P14">Zollo Riccardo, Casseri Michela</text:p>
        </text:list-item>
      </text:list>
      <text:p text:style-name="P1"/>
      <text:p text:style-name="P4">Come sopra alternandosi senza tante presentazioni</text:p>
      <text:p text:style-name="P4"/>
      <text:p text:style-name="P8">Ore 10.55: Domande ai sistemisti.</text:p>
      <text:list xml:id="list981874036" text:style-name="L4">
        <text:list-item>
          <text:p text:style-name="P12">Tutti gli studenti della 3A ITT</text:p>
        </text:list-item>
      </text:list>
      <text:p text:style-name="P6">qui sono dolori !!</text:p>
      <text:p text:style-name="P6"/>
      <text:p text:style-name="P8">Ore 11.10: Saluti Finali</text:p>
      <text:p text:style-name="P2">Per informazioni : prof. Paolo Sabat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AAAAA+OpenSymbol" svg:font-family="DAAAAA+OpenSymbol"/>
    <style:font-face style:name="Lohit Hindi1" svg:font-family="'Lohit Hindi'"/>
    <style:font-face style:name="OpenSymbol" svg:font-family="OpenSymbol"/>
    <style:font-face style:name="BAAAAA+DejaVuSans" svg:font-family="BAAAAA+DejaVuSans" style:font-family-generic="swiss"/>
    <style:font-face style:name="CAAAAA+DejaVuSans-Bold" svg:font-family="CAAAAA+DejaVuSans-Bold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4-04-07T15:35:40</meta:creation-date>
    <meta:generator>LibreOffice/3.5$Linux_X86_64 LibreOffice_project/350m1$Build-2</meta:generator>
    <dc:date>2015-10-06T14:02:54</dc:date>
    <dc:creator>Paolo </dc:creator>
    <meta:editing-duration>PT2H34M6S</meta:editing-duration>
    <meta:editing-cycles>4</meta:editing-cycles>
    <meta:document-statistic meta:table-count="0" meta:image-count="0" meta:object-count="0" meta:page-count="3" meta:paragraph-count="82" meta:word-count="776" meta:character-count="4507" meta:non-whitespace-character-count="4135"/>
  </office:meta>
</office:document-meta>
</file>